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188cm" fo:min-width="2.901cm"/>
      <style:paragraph-properties style:writing-mode="lr-tb"/>
    </style:style>
    <style:style style:name="gr2" style:family="graphic" style:parent-style-name="standard">
      <style:graphic-properties draw:fill-color="#ffa6a6" draw:textarea-horizontal-align="justify" draw:textarea-vertical-align="middle" draw:auto-grow-height="false" fo:min-height="2.05cm" fo:min-width="3.6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696cm" fo:min-width="3.482cm"/>
      <style:paragraph-properties style:writing-mode="lr-tb"/>
    </style:style>
    <style:style style:name="gr4" style:family="graphic" style:parent-style-name="standard">
      <style:graphic-properties draw:fill-color="#ffd428" draw:textarea-horizontal-align="justify" draw:textarea-vertical-align="middle" draw:auto-grow-height="false" fo:min-height="1.696cm" fo:min-width="3.48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1cm" fo:min-width="2.002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000000" draw:fill="solid" draw:textarea-vertical-align="middle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7.15cm" fo:min-width="20.7cm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2.188cm" fo:min-width="2.901cm" draw:shadow="hidden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3.15cm" fo:min-width="6.4cm" draw:shadow="visib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5.346cm" fo:min-width="7.396cm"/>
      <style:paragraph-properties style:writing-mode="lr-tb"/>
    </style:style>
    <style:style style:name="gr18" style:family="graphic" style:parent-style-name="standard">
      <style:graphic-properties draw:fill-color="#ffde59" draw:textarea-horizontal-align="justify" draw:textarea-vertical-align="middle" draw:auto-grow-height="false" fo:min-height="1.014cm" fo:min-width="2.764cm"/>
      <style:paragraph-properties style:writing-mode="lr-tb"/>
    </style:style>
    <style:style style:name="gr19" style:family="graphic" style:parent-style-name="standard">
      <style:graphic-properties draw:fill-color="#ff7b59" draw:textarea-horizontal-align="justify" draw:textarea-vertical-align="middle" draw:auto-grow-height="false" fo:min-height="1.104cm" fo:min-width="1.95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44cm" fo:min-width="1.994cm"/>
      <style:paragraph-properties style:writing-mode="lr-tb"/>
    </style:style>
    <style:style style:name="gr21" style:family="graphic" style:parent-style-name="standard">
      <style:graphic-properties draw:fill-color="#d4ea6b" draw:textarea-horizontal-align="justify" draw:textarea-vertical-align="middle" draw:auto-grow-height="false" fo:min-height="8.65cm" fo:min-width="23.3cm"/>
      <style:paragraph-properties style:writing-mode="lr-tb"/>
    </style:style>
    <style:style style:name="gr22" style:family="graphic" style:parent-style-name="standard">
      <style:graphic-properties draw:fill-color="#ff8000" draw:textarea-horizontal-align="justify" draw:textarea-vertical-align="middle" draw:auto-grow-height="false" fo:min-height="2.75cm" fo:min-width="7.5cm"/>
    </style:style>
    <style:style style:name="gr23" style:family="graphic" style:parent-style-name="standard">
      <style:graphic-properties draw:textarea-horizontal-align="justify" draw:textarea-vertical-align="middle" draw:auto-grow-height="false" fo:min-height="2.291cm" fo:min-width="3.401cm"/>
      <style:paragraph-properties style:writing-mode="lr-tb"/>
    </style:style>
    <style:style style:name="gr24" style:family="graphic" style:parent-style-name="standard">
      <style:graphic-properties draw:fill-color="#afd095" draw:textarea-horizontal-align="justify" draw:textarea-vertical-align="middle" draw:auto-grow-height="false" fo:min-height="1.25cm" fo:min-width="2.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26" style:family="graphic" style:parent-style-name="standard">
      <style:graphic-properties draw:fill-color="#ffb66c" draw:textarea-horizontal-align="justify" draw:textarea-vertical-align="middle" draw:auto-grow-height="false" fo:min-height="1.2cm" fo:min-width="0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loext:graphic-properties draw:fill-color="#ffd428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afd09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dee6ef"/>
      <style:paragraph-properties fo:text-align="center"/>
    </style:style>
    <style:style style:name="P10" style:family="paragraph">
      <loext:graphic-properties draw:fill-color="#ffde59"/>
      <style:paragraph-properties fo:text-align="center"/>
    </style:style>
    <style:style style:name="P11" style:family="paragraph">
      <loext:graphic-properties draw:fill-color="#ff7b59"/>
      <style:paragraph-properties fo:text-align="center"/>
    </style:style>
    <style:style style:name="P12" style:family="paragraph">
      <loext:graphic-properties draw:fill-color="#d4ea6b"/>
      <style:paragraph-properties fo:text-align="center"/>
    </style:style>
    <style:style style:name="P13" style:family="paragraph">
      <loext:graphic-properties draw:fill-color="#ff8000"/>
      <style:paragraph-properties fo:text-align="center"/>
    </style:style>
    <style:style style:name="P14" style:family="paragraph">
      <loext:graphic-properties draw:fill-color="#ffb66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4" draw:id="id4" draw:layer="layout" svg:width="3.4cm" svg:height="3.9cm" svg:x="2cm" svg:y="2.3cm">
          <text:p text:style-name="P1">Base de<text:line-break/>Dato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3" draw:id="id3" draw:layer="layout" svg:width="4.1cm" svg:height="2.3cm" svg:x="1.8cm" svg:y="11.4cm">
          <text:p text:style-name="P1">Model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" draw:id="id2" draw:layer="layout" svg:width="4.3cm" svg:height="2.1cm" svg:x="10.8cm" svg:y="15.1cm">
          <text:p text:style-name="P1">Templat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" draw:id="id1" draw:layer="layout" svg:width="4.3cm" svg:height="2.1cm" svg:x="10cm" svg:y="3.7cm">
          <text:p text:style-name="P1">Vistas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xml:id="id5" draw:id="id5" draw:layer="layout" svg:width="4.19cm" svg:height="3cm" svg:x="16.4cm" svg:y="8cm">
          <text:p text:style-name="P1">Navegador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6" draw:text-style-name="P6" draw:layer="layout" svg:x1="12.15cm" svg:y1="5.8cm" svg:x2="12.95cm" svg:y2="15.1cm" draw:start-shape="id1" draw:start-glue-point="6" draw:end-shape="id2" draw:end-glue-point="4" svg:d="M12150 5800v4651h800v4649" svg:viewBox="0 0 801 9301">
          <text:p/>
        </draw:connector>
        <draw:connector draw:style-name="gr7" draw:text-style-name="P6" draw:layer="layout" svg:x1="3.85cm" svg:y1="11.4cm" svg:x2="3.7cm" svg:y2="6.2cm" draw:start-shape="id3" draw:start-glue-point="4" draw:end-shape="id4" draw:end-glue-point="7" svg:d="M3850 11400v-2599h-150v-2601" svg:viewBox="0 0 151 5201">
          <text:p/>
        </draw:connector>
        <draw:connector draw:style-name="gr7" draw:text-style-name="P6" draw:layer="layout" svg:x1="10cm" svg:y1="4.75cm" svg:x2="5.9cm" svg:y2="12.55cm" draw:start-shape="id1" draw:start-glue-point="5" draw:end-shape="id3" draw:end-glue-point="7" svg:d="M10000 4750h-2049v7800h-2051" svg:viewBox="0 0 4101 7801">
          <text:p/>
        </draw:connector>
        <draw:connector draw:style-name="gr8" draw:text-style-name="P6" draw:layer="layout" draw:type="lines" svg:x1="3.85cm" svg:y1="13.7cm" svg:x2="10.8cm" svg:y2="16.15cm" draw:start-shape="id3" draw:start-glue-point="6" draw:end-shape="id2" draw:end-glue-point="5" svg:d="M3850 13700v502l6449 1948h501" svg:viewBox="0 0 6951 2451">
          <text:p/>
        </draw:connector>
        <draw:connector draw:style-name="gr6" draw:text-style-name="P6" draw:layer="layout" svg:x1="18.495cm" svg:y1="8cm" svg:x2="14.3cm" svg:y2="4.75cm" draw:start-shape="id5" draw:start-glue-point="4" draw:end-shape="id1" draw:end-glue-point="7" svg:d="M18495 8000v-3250h-4195" svg:viewBox="0 0 4196 3251">
          <text:p/>
        </draw:connector>
        <draw:connector draw:style-name="gr6" draw:text-style-name="P6" draw:layer="layout" svg:x1="12.95cm" svg:y1="15.1cm" svg:x2="18.495cm" svg:y2="11cm" draw:start-shape="id2" draw:end-shape="id5" draw:end-glue-point="6" svg:d="M12950 15100v-2049h5545v-2051" svg:viewBox="0 0 5546 4101">
          <text:p/>
        </draw:connector>
      </draw:page>
      <draw:page draw:name="page2" draw:style-name="dp1" draw:master-page-name="Predeterminado">
        <draw:custom-shape draw:style-name="gr9" draw:text-style-name="P7" draw:layer="layout" svg:width="21.2cm" svg:height="7.4cm" svg:x="4.6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3.4cm" svg:height="3.9cm" svg:x="12.27cm" svg:y="15.7cm">
          <text:p text:style-name="P1">Base de<text:line-break/>Dato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6" draw:layer="layout" svg:x1="1cm" svg:y1="15cm" svg:x2="26.94cm" svg:y2="15cm">
          <text:p/>
        </draw:line>
        <draw:frame draw:style-name="gr12" draw:text-style-name="P8" draw:layer="layout" svg:width="3.656cm" svg:height="0.962cm" svg:x="7.044cm" svg:y="17.438cm">
          <draw:text-box>
            <text:p>MySQL 8.0</text:p>
          </draw:text-box>
        </draw:frame>
        <draw:frame draw:style-name="gr13" draw:text-style-name="P8" draw:layer="layout" svg:width="3.952cm" svg:height="0.962cm" svg:x="1cm" svg:y="15.2cm">
          <draw:text-box>
            <text:p>Persistencia</text:p>
          </draw:text-box>
        </draw:frame>
        <draw:line draw:style-name="gr11" draw:text-style-name="P6" draw:layer="layout" svg:x1="1cm" svg:y1="6.3cm" svg:x2="26.94cm" svg:y2="6.3cm">
          <text:p/>
        </draw:line>
        <draw:frame draw:style-name="gr14" draw:layer="layout" svg:width="9.031cm" svg:height="2.257cm" svg:x="9.454cm" svg:y="9.6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5" draw:text-style-name="P9" xml:id="id9" draw:id="id9" draw:layer="layout" svg:width="6.9cm" svg:height="3.4cm" svg:x="10.52cm" svg:y="1.5cm">
          <text:p text:style-name="P1">WEB BROWSER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601cm" svg:height="0.962cm" svg:x="1cm" svg:y="1.138cm">
          <draw:text-box>
            <text:p>Interacción</text:p>
          </draw:text-box>
        </draw:frame>
        <draw:frame draw:style-name="gr16" draw:text-style-name="P8" draw:layer="layout" svg:width="3.385cm" svg:height="1.162cm" svg:x="1cm" svg:y="6.5cm">
          <draw:text-box>
            <text:p>Aplicación</text:p>
          </draw:text-box>
        </draw:frame>
        <draw:frame draw:style-name="gr13" draw:text-style-name="P8" draw:layer="layout" svg:width="2.504cm" svg:height="0.962cm" svg:x="4.5cm" svg:y="7cm">
          <draw:text-box>
            <text:p>Django</text:p>
          </draw:text-box>
        </draw:frame>
        <draw:custom-shape draw:style-name="gr17" draw:text-style-name="P9" draw:layer="layout" svg:width="8.5cm" svg:height="6.2cm" svg:x="9cm" svg:y="7.5cm">
          <text:p text:style-name="P1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15.4cm" svg:y1="11.3cm" svg:x2="13.3cm" svg:y2="12.25cm" draw:start-shape="id6" draw:start-glue-point="2" draw:end-shape="id7" draw:end-glue-point="1" svg:d="M15400 11300v950h-2100" svg:viewBox="0 0 2101 951">
          <text:p/>
        </draw:connector>
        <draw:custom-shape draw:style-name="gr18" draw:text-style-name="P10" xml:id="id8" draw:id="id8" draw:layer="layout" svg:width="3.4cm" svg:height="1.4cm" svg:x="10.5cm" svg:y="8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13.9cm" svg:y1="8.7cm" svg:x2="15.4cm" svg:y2="10.2cm" draw:start-shape="id8" draw:start-glue-point="1" draw:end-shape="id6" draw:end-glue-point="0" svg:d="M13900 8700h1500v1500" svg:viewBox="0 0 1501 1501">
          <text:p/>
        </draw:connector>
        <draw:connector draw:style-name="gr7" draw:text-style-name="P6" draw:layer="layout" svg:x1="12.2cm" svg:y1="8cm" svg:x2="13.97cm" svg:y2="4.9cm" draw:start-shape="id8" draw:start-glue-point="0" draw:end-shape="id9" draw:end-glue-point="2" svg:d="M12200 8000v-1450h1770v-1650" svg:viewBox="0 0 1771 3101">
          <text:p/>
        </draw:connector>
        <draw:custom-shape draw:style-name="gr19" draw:text-style-name="P11" xml:id="id7" draw:id="id7" draw:layer="layout" svg:width="2.6cm" svg:height="1.5cm" svg:x="10.7cm" svg:y="11.5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6" draw:id="id6" draw:layer="layout" svg:width="2.6cm" svg:height="1.1cm" svg:x="14.1cm" svg:y="10.2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12cm" svg:y1="13cm" svg:x2="13.97cm" svg:y2="15.7cm" draw:start-shape="id7" draw:start-glue-point="2" draw:end-shape="id10" draw:end-glue-point="5" svg:d="M12000 13000v1351h1970v1349" svg:viewBox="0 0 1971 2701">
          <text:p/>
        </draw:connector>
      </draw:page>
      <draw:page draw:name="page3" draw:style-name="dp1" draw:master-page-name="Predeterminado">
        <draw:custom-shape draw:style-name="gr21" draw:text-style-name="P12" draw:layer="layout" svg:width="23.8cm" svg:height="8.9cm" svg:x="2cm" svg:y="6.5cm">
          <text:p text:style-name="P1"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15.6cm" svg:x2="26.94cm" svg:y2="15.6cm">
          <text:p/>
        </draw:line>
        <draw:line draw:style-name="gr11" draw:text-style-name="P6" draw:layer="layout" svg:x1="1cm" svg:y1="5cm" svg:x2="26.94cm" svg:y2="5cm">
          <text:p/>
        </draw:line>
        <draw:frame draw:style-name="gr13" draw:text-style-name="P8" draw:layer="layout" svg:width="5.717cm" svg:height="0.962cm" svg:x="1cm" svg:y="5.2cm">
          <draw:text-box>
            <text:p>Sistema Operativo</text:p>
          </draw:text-box>
        </draw:frame>
        <draw:custom-shape draw:style-name="gr10" draw:text-style-name="P2" xml:id="id14" draw:id="id14" draw:layer="layout" svg:width="3.4cm" svg:height="3.9cm" svg:x="6.6cm" svg:y="6.9cm">
          <text:p text:style-name="P1">Base de<text:line-break/>Datos</text:p>
          <draw:enhanced-geometry svg:viewBox="0 0 88 21600" draw:glue-points="44 ?f6 44 0 0 10800 44 21600 88 10800" draw:text-areas="0 ?f6 88 ?f3" draw:type="can" draw:modifiers="4761.855934375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3" xml:id="id13" draw:id="id13" draw:layer="layout" svg:width="8cm" svg:height="3cm" svg:x="17.4cm" svg:y="6.9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7.576cm" svg:height="0.962cm" svg:x="17.4cm" svg:y="7cm">
          <draw:text-box>
            <text:p>Servidor de aplicaciones </text:p>
          </draw:text-box>
        </draw:frame>
        <draw:custom-shape draw:style-name="gr23" draw:text-style-name="P1" xml:id="id11" draw:id="id11" draw:layer="layout" svg:width="3.9cm" svg:height="3.2cm" svg:x="14.7cm" svg:y="11.6cm">
          <text:p text:style-name="P1">Variables<text:line-break/>de<text:line-break/>Entorno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4" draw:text-style-name="P7" xml:id="id12" draw:id="id12" draw:layer="layout" svg:width="3.1cm" svg:height="1.5cm" svg:x="22cm" svg:y="8.2cm">
          <text:p text:style-name="P1">FEMEL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cm" svg:height="1.5cm" svg:x="17.8cm" svg:y="8.2cm">
          <text:p text:style-name="P1">WEB app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8.6cm" svg:y1="13.2cm" svg:x2="23.55cm" svg:y2="9.7cm" draw:start-shape="id11" draw:start-glue-point="7" draw:end-shape="id12" draw:end-glue-point="2" svg:d="M18600 13200h4950v-3500" svg:viewBox="0 0 4951 3501">
          <text:p/>
        </draw:connector>
        <draw:connector draw:style-name="gr7" draw:text-style-name="P6" draw:layer="layout" svg:x1="17.4cm" svg:y1="8.4cm" svg:x2="10cm" svg:y2="8.85cm" draw:start-shape="id13" draw:start-glue-point="3" draw:end-shape="id14" draw:end-glue-point="8" svg:d="M17400 8400h-3699v450h-3701" svg:viewBox="0 0 7401 451">
          <text:p/>
        </draw:connector>
        <draw:custom-shape draw:style-name="gr26" draw:text-style-name="P14" xml:id="id15" draw:id="id15" draw:layer="layout" svg:width="2.4cm" svg:height="2.9cm" svg:x="3.3cm" svg:y="12.4cm">
          <text:p text:style-name="P1">ETL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7" draw:text-style-name="P6" draw:layer="layout" svg:x1="5.1cm" svg:y1="13.85cm" svg:x2="14.7cm" svg:y2="13.2cm" draw:start-shape="id15" draw:start-glue-point="7" draw:end-shape="id11" draw:end-glue-point="5" svg:d="M5100 13850h5101v-650h4499" svg:viewBox="0 0 9601 651">
          <text:p/>
        </draw:connector>
        <draw:connector draw:style-name="gr7" draw:text-style-name="P6" draw:layer="layout" svg:x1="4.5cm" svg:y1="12.4cm" svg:x2="6.6cm" svg:y2="8.85cm" draw:start-shape="id15" draw:start-glue-point="4" draw:end-shape="id14" draw:end-glue-point="6" svg:d="M4500 12400v-3550h2100" svg:viewBox="0 0 2101 35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22:05:38.585192800</meta:creation-date>
    <dc:date>2022-03-16T23:49:53.395425819</dc:date>
    <meta:editing-duration>PT1M45S</meta:editing-duration>
    <meta:editing-cycles>1</meta:editing-cycles>
    <meta:document-statistic meta:object-count="45"/>
    <meta:generator>LibreOffice/6.4.7.2$Linux_X86_64 LibreOffice_project/40$Build-2</meta:generator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